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" style:parent-style-name="Heading1" style:family="paragraph">
      <style:paragraph-properties fo:margin-left="0.3in">
        <style:tab-stops/>
      </style:paragraph-properties>
    </style:style>
    <style:style style:name="T15" style:parent-style-name="DefaultParagraphFont" style:family="text">
      <style:text-properties style:language-asian="zh" style:country-asian="CN"/>
    </style:style>
    <style:style style:name="P16" style:parent-style-name="Textbody" style:family="paragraph">
      <style:text-properties style:font-name="monospac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6908525" office:target-frame-name="_top" xlink:show="replace"><text:span text:style-name="Hyperlink">1</text:span><text:tab/>1</text:a></text:p>
          <text:p text:style-name="P2"><text:a xlink:href="#_Toc76908526" office:target-frame-name="_top" xlink:show="replace"><text:span text:style-name="Hyperlink">2</text:span><text:span text:style-name="T3"><text:tab/></text:span><text:span text:style-name="Hyperlink">Array</text:span><text:tab/>1</text:a></text:p>
          <text:p text:style-name="P4"><text:a xlink:href="#_Toc76908527" office:target-frame-name="_top" xlink:show="replace"><text:span text:style-name="Hyperlink">2.1</text:span><text:span text:style-name="T5"><text:tab/></text:span><text:span text:style-name="Hyperlink">Define an array</text:span><text:tab/>1</text:a></text:p>
          <text:p text:style-name="P6"><text:a xlink:href="#_Toc76908528" office:target-frame-name="_top" xlink:show="replace"><text:span text:style-name="Hyperlink">2.2</text:span><text:span text:style-name="T7"><text:tab/></text:span><text:span text:style-name="Hyperlink">Output an array</text:span><text:tab/>1</text:a></text:p>
          <text:p text:style-name="P8"><text:a xlink:href="#_Toc76908529" office:target-frame-name="_top" xlink:show="replace"><text:span text:style-name="Hyperlink">2.2.1</text:span><text:span text:style-name="T9"><text:tab/></text:span><text:span text:style-name="Hyperlink">A</text:span><text:tab/>1</text:a></text:p>
          <text:p text:style-name="P10"><text:a xlink:href="#_Toc76908530" office:target-frame-name="_top" xlink:show="replace"><text:span text:style-name="Hyperlink">3</text:span><text:span text:style-name="T11"><text:tab/></text:span><text:span text:style-name="Hyperlink">Run programmes</text:span><text:tab/>1</text:a></text:p>
          <text:p text:style-name="P12"><text:a xlink:href="#_Toc76908531" office:target-frame-name="_top" xlink:show="replace"><text:span text:style-name="Hyperlink">3.1.1</text:span><text:span text:style-name="T13"><text:tab/></text:span><text:span text:style-name="Hyperlink">A float sequence, Jan. 6, 2019</text:span><text:tab/>1</text:a></text:p>
        </text:index-body>
      </text:table-of-content>
      <text:h text:style-name="P14" text:outline-level="1"><text:bookmark-start text:name="_Toc40818478"/><text:bookmark-start text:name="_Toc76908525"/><text:bookmark-end text:name="_Toc40818478"/><text:bookmark-end text:name="_Toc76908525"/></text:h>
      <text:h text:style-name="Heading1" text:outline-level="1">F<text:span text:style-name="T15">unction</text:span></text:h>
      <text:h text:style-name="Heading2" text:outline-level="2">Operations on matching numbers</text:h>
      <text:p text:style-name="Textbody"><text:a xlink:href="https://support.microsoft.com/en-us/office/look-up-values-with-vlookup-index-or-match-68297403-7c3c-4150-9e3c-4d348188976b" office:target-frame-name="_top" xlink:show="replace"><text:span text:style-name="Hyperlink">Look up values with VLOOKUP, INDEX, or MATCH (microsoft.com)</text:span></text:a></text:p>
      <text:p text:style-name="Textbody"/>
      <text:p text:style-name="Textbody"/>
      <text:h text:style-name="Heading3" text:outline-level="3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2-20T02:34:00Z</dc:date>
    <meta:template xlink:href="Normal.dotm" xlink:type="simple"/>
    <meta:editing-cycles>67</meta:editing-cycles>
    <meta:editing-duration>PT13475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2" meta:character-count="617" meta:row-count="4" meta:non-whitespace-character-count="526"/>
  </office:meta>
</office:document-meta>
</file>